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6383" officeooo:paragraph-rsid="00136383"/>
    </style:style>
    <style:style style:name="P2" style:family="paragraph" style:parent-style-name="Text_20_body">
      <style:paragraph-properties fo:break-before="page"/>
      <style:text-properties officeooo:rsid="00136383" officeooo:paragraph-rsid="00136383"/>
    </style:style>
    <style:style style:name="P3" style:family="paragraph" style:parent-style-name="Title">
      <style:text-properties officeooo:rsid="00136383" officeooo:paragraph-rsid="001363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baut</text:p>
      <text:p text:style-name="P1">Roudel</text:p>
      <text:p text:style-name="P1">IMR1</text:p>
      <text:p text:style-name="P1"/>
      <text:p text:style-name="P3">Apprentissage des langues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58:18.067768091</meta:creation-date>
    <dc:date>2017-06-09T16:01:06.977094354</dc:date>
    <meta:editing-duration>PT32M38S</meta:editing-duration>
    <meta:editing-cycles>1</meta:editing-cycles>
    <meta:document-statistic meta:table-count="0" meta:image-count="0" meta:object-count="0" meta:page-count="2" meta:paragraph-count="4" meta:word-count="6" meta:character-count="42" meta:non-whitespace-character-count="40"/>
    <meta:generator>LibreOffice/5.1.6.2$Linux_X86_64 LibreOffice_project/10m0$Build-2</meta:generator>
  </office:meta>
</office:document-meta>
</file>